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C2000000246B490FFBAD084423.png" manifest:media-type="image/png"/>
  <manifest:file-entry manifest:full-path="Pictures/10000CC600000F31000002CAB73058E5A2D0C58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style:font-name="Source Code Pro"/>
    </style:style>
    <style:style style:name="P2" style:family="paragraph" style:parent-style-name="Standard">
      <style:text-properties style:font-name="Source Code Pro" officeooo:rsid="000e7d97" officeooo:paragraph-rsid="000e7d97"/>
    </style:style>
    <style:style style:name="P3" style:family="paragraph" style:parent-style-name="Standard">
      <style:text-properties style:font-name="Source Code Pro" fo:font-size="8pt" officeooo:paragraph-rsid="000e7d97" style:font-size-asian="8pt" style:font-size-complex="8pt"/>
    </style:style>
    <style:style style:name="P4" style:family="paragraph" style:parent-style-name="Standard">
      <style:text-properties style:font-name="Source Code Pro" officeooo:paragraph-rsid="000e7d97"/>
    </style:style>
    <style:style style:name="P5" style:family="paragraph" style:parent-style-name="Standard">
      <style:text-properties style:font-name="Source Code Pro" officeooo:paragraph-rsid="000e7d97"/>
    </style:style>
    <style:style style:name="P6" style:family="paragraph" style:parent-style-name="Standard">
      <style:text-properties style:font-name="Source Code Pro" fo:font-size="8pt" officeooo:paragraph-rsid="000f1df9" style:font-size-asian="8pt" style:font-size-complex="8pt"/>
    </style:style>
    <style:style style:name="P7" style:family="paragraph" style:parent-style-name="Standard">
      <style:text-properties style:font-name="Source Code Pro" fo:font-size="8pt" officeooo:paragraph-rsid="001081e8" style:font-size-asian="8pt" style:font-size-complex="8pt"/>
    </style:style>
    <style:style style:name="P8" style:family="paragraph" style:parent-style-name="Standard">
      <style:text-properties style:font-name="Source Code Pro" fo:font-size="20pt" officeooo:paragraph-rsid="000e7d97" style:font-size-asian="17.5pt" style:font-size-complex="20pt"/>
    </style:style>
    <style:style style:name="P9" style:family="paragraph" style:parent-style-name="Standard">
      <style:text-properties style:font-name="Source Code Pro" fo:font-size="20pt" style:font-size-asian="17.5pt" style:font-size-complex="20pt"/>
    </style:style>
    <style:style style:name="T1" style:family="text">
      <style:text-properties officeooo:rsid="000e7d97"/>
    </style:style>
    <style:style style:name="T2" style:family="text">
      <style:text-properties officeooo:rsid="000f1d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<text:tab/><text:tab/>powered by<text:tab/><text:tab/><text:tab/><text:tab/><text:tab/> powered by</text:span></text:p>
      <text:p text:style-name="P1"><draw:frame draw:style-name="fr1" draw:name="Image1" text:anchor-type="char" svg:x="18.54mm" svg:y="1.01mm" svg:width="38.89mm" svg:height="7.14mm" draw:z-index="0"><draw:image xlink:href="Pictures/10000CC600000F31000002CAB73058E5A2D0C58A.svg" xlink:type="simple" xlink:show="embed" xlink:actuate="onLoad" draw:mime-type="image/svg+xml"/><draw:image xlink:href="Pictures/10000001000000C2000000246B490FFBAD084423.png" xlink:type="simple" xlink:show="embed" xlink:actuate="onLoad" draw:mime-type="image/png"/></draw:frame><draw:frame draw:style-name="fr1" draw:name="Image1 Copy 1" text:anchor-type="char" svg:x="107.07mm" svg:y="1.23mm" svg:width="38.89mm" svg:height="7.14mm" draw:z-index="1"><draw:image xlink:href="Pictures/10000CC600000F31000002CAB73058E5A2D0C58A.svg" xlink:type="simple" xlink:show="embed" xlink:actuate="onLoad" draw:mime-type="image/svg+xml"/><draw:image xlink:href="Pictures/10000001000000C2000000246B490FFBAD084423.png" xlink:type="simple" xlink:show="embed" xlink:actuate="onLoad" draw:mime-type="image/png"/></draw:frame></text:p>
      <text:p text:style-name="P1"/>
      <text:p text:style-name="P6"><text:tab/> <text:s text:c="8"/><text:span text:style-name="T1">leo / passme<text:tab/><text:tab/><text:tab/><text:tab/><text:tab/> <text:s text:c="9"/>leo / passme</text:span></text:p>
      <text:p text:style-name="P3"><text:tab/> <text:span text:style-name="T1">http://homeassistant01.local:8123<text:tab/><text:tab/><text:tab/> <text:s/>http://homeassistant02.local:8123</text:span></text:p>
      <text:p text:style-name="P9"/>
      <text:p text:style-name="P2"><text:tab/><text:tab/>powered by<text:tab/><text:tab/><text:tab/><text:tab/><text:tab/> powered by</text:p>
      <text:p text:style-name="P4"><draw:frame draw:style-name="fr1" draw:name="Image1 Copy 2" text:anchor-type="char" svg:x="18.54mm" svg:y="1.01mm" svg:width="38.89mm" svg:height="7.14mm" draw:z-index="2"><draw:image xlink:href="Pictures/10000CC600000F31000002CAB73058E5A2D0C58A.svg" xlink:type="simple" xlink:show="embed" xlink:actuate="onLoad" draw:mime-type="image/svg+xml"/><draw:image xlink:href="Pictures/10000001000000C2000000246B490FFBAD084423.png" xlink:type="simple" xlink:show="embed" xlink:actuate="onLoad" draw:mime-type="image/png"/></draw:frame><draw:frame draw:style-name="fr1" draw:name="Image1 Copy 1 Copy 1" text:anchor-type="char" svg:x="107.07mm" svg:y="1.23mm" svg:width="38.89mm" svg:height="7.14mm" draw:z-index="3"><draw:image xlink:href="Pictures/10000CC600000F31000002CAB73058E5A2D0C58A.svg" xlink:type="simple" xlink:show="embed" xlink:actuate="onLoad" draw:mime-type="image/svg+xml"/><draw:image xlink:href="Pictures/10000001000000C2000000246B490FFBAD084423.png" xlink:type="simple" xlink:show="embed" xlink:actuate="onLoad" draw:mime-type="image/png"/></draw:frame></text:p>
      <text:p text:style-name="P4"/>
      <text:p text:style-name="P6"><text:tab/> <text:s text:c="8"/><text:span text:style-name="T1">leo / passme<text:tab/><text:tab/><text:tab/><text:tab/><text:tab/> <text:s text:c="9"/>leo / passme</text:span></text:p>
      <text:p text:style-name="P3"><text:tab/> <text:span text:style-name="T1">http://homeassistant03.local:8123<text:tab/><text:tab/><text:tab/> <text:s/>http://homeassistant04.local:8123</text:span></text:p>
      <text:p text:style-name="P8"/>
      <text:p text:style-name="P2"><text:tab/><text:tab/>powered by<text:tab/><text:tab/><text:tab/><text:tab/><text:tab/> powered by</text:p>
      <text:p text:style-name="P4"><draw:frame draw:style-name="fr1" draw:name="Image1 Copy 3" text:anchor-type="char" svg:x="18.54mm" svg:y="1.01mm" svg:width="38.89mm" svg:height="7.14mm" draw:z-index="4"><draw:image xlink:href="Pictures/10000CC600000F31000002CAB73058E5A2D0C58A.svg" xlink:type="simple" xlink:show="embed" xlink:actuate="onLoad" draw:mime-type="image/svg+xml"/><draw:image xlink:href="Pictures/10000001000000C2000000246B490FFBAD084423.png" xlink:type="simple" xlink:show="embed" xlink:actuate="onLoad" draw:mime-type="image/png"/></draw:frame><draw:frame draw:style-name="fr1" draw:name="Image1 Copy 1 Copy 2" text:anchor-type="char" svg:x="107.07mm" svg:y="1.23mm" svg:width="38.89mm" svg:height="7.14mm" draw:z-index="5"><draw:image xlink:href="Pictures/10000CC600000F31000002CAB73058E5A2D0C58A.svg" xlink:type="simple" xlink:show="embed" xlink:actuate="onLoad" draw:mime-type="image/svg+xml"/><draw:image xlink:href="Pictures/10000001000000C2000000246B490FFBAD084423.png" xlink:type="simple" xlink:show="embed" xlink:actuate="onLoad" draw:mime-type="image/png"/></draw:frame></text:p>
      <text:p text:style-name="P4"/>
      <text:p text:style-name="P6"><text:tab/> <text:s text:c="8"/><text:span text:style-name="T1">leo / passme<text:tab/><text:tab/><text:tab/><text:tab/><text:tab/> <text:s text:c="9"/>leo / passme</text:span></text:p>
      <text:p text:style-name="P3"><text:tab/> <text:span text:style-name="T1">http://homeassistant05.local:8123<text:tab/><text:tab/><text:tab/> <text:s/>http://homeassistant06.local:8123</text:span></text:p>
      <text:p text:style-name="P8"/>
      <text:p text:style-name="P2"><text:tab/><text:tab/>powered by<text:tab/><text:tab/><text:tab/><text:tab/><text:tab/> powered by</text:p>
      <text:p text:style-name="P4"><draw:frame draw:style-name="fr1" draw:name="Image1 Copy 4" text:anchor-type="char" svg:x="18.54mm" svg:y="1.01mm" svg:width="38.89mm" svg:height="7.14mm" draw:z-index="6"><draw:image xlink:href="Pictures/10000CC600000F31000002CAB73058E5A2D0C58A.svg" xlink:type="simple" xlink:show="embed" xlink:actuate="onLoad" draw:mime-type="image/svg+xml"/><draw:image xlink:href="Pictures/10000001000000C2000000246B490FFBAD084423.png" xlink:type="simple" xlink:show="embed" xlink:actuate="onLoad" draw:mime-type="image/png"/></draw:frame><draw:frame draw:style-name="fr1" draw:name="Image1 Copy 1 Copy 3" text:anchor-type="char" svg:x="107.07mm" svg:y="1.23mm" svg:width="38.89mm" svg:height="7.14mm" draw:z-index="7"><draw:image xlink:href="Pictures/10000CC600000F31000002CAB73058E5A2D0C58A.svg" xlink:type="simple" xlink:show="embed" xlink:actuate="onLoad" draw:mime-type="image/svg+xml"/><draw:image xlink:href="Pictures/10000001000000C2000000246B490FFBAD084423.png" xlink:type="simple" xlink:show="embed" xlink:actuate="onLoad" draw:mime-type="image/png"/></draw:frame></text:p>
      <text:p text:style-name="P4"/>
      <text:p text:style-name="P6"><text:tab/> <text:s text:c="8"/><text:span text:style-name="T1">leo / passme<text:tab/><text:tab/><text:tab/><text:tab/><text:tab/> <text:s text:c="9"/>leo / passme</text:span></text:p>
      <text:p text:style-name="P3"><text:tab/> <text:span text:style-name="T1">http://homeassistant07.local:8123<text:tab/><text:tab/><text:tab/> <text:s/>http://homeassistant08.local:8123</text:span></text:p>
      <text:p text:style-name="P8"/>
      <text:p text:style-name="P2"><text:tab/><text:tab/>powered by<text:tab/><text:tab/><text:tab/><text:tab/><text:tab/> powered by</text:p>
      <text:p text:style-name="P4"><draw:frame draw:style-name="fr1" draw:name="Image1 Copy 5" text:anchor-type="char" svg:x="18.54mm" svg:y="1.01mm" svg:width="38.89mm" svg:height="7.14mm" draw:z-index="8"><draw:image xlink:href="Pictures/10000CC600000F31000002CAB73058E5A2D0C58A.svg" xlink:type="simple" xlink:show="embed" xlink:actuate="onLoad" draw:mime-type="image/svg+xml"/><draw:image xlink:href="Pictures/10000001000000C2000000246B490FFBAD084423.png" xlink:type="simple" xlink:show="embed" xlink:actuate="onLoad" draw:mime-type="image/png"/></draw:frame><draw:frame draw:style-name="fr1" draw:name="Image1 Copy 1 Copy 4" text:anchor-type="char" svg:x="107.07mm" svg:y="1.23mm" svg:width="38.89mm" svg:height="7.14mm" draw:z-index="9"><draw:image xlink:href="Pictures/10000CC600000F31000002CAB73058E5A2D0C58A.svg" xlink:type="simple" xlink:show="embed" xlink:actuate="onLoad" draw:mime-type="image/svg+xml"/><draw:image xlink:href="Pictures/10000001000000C2000000246B490FFBAD084423.png" xlink:type="simple" xlink:show="embed" xlink:actuate="onLoad" draw:mime-type="image/png"/></draw:frame></text:p>
      <text:p text:style-name="P4"/>
      <text:p text:style-name="P6"><text:tab/> <text:s text:c="8"/><text:span text:style-name="T1">leo / passme<text:tab/><text:tab/><text:tab/><text:tab/><text:tab/> <text:s text:c="9"/>leo / passme</text:span></text:p>
      <text:p text:style-name="P3"><text:tab/> <text:span text:style-name="T1">http://homeassistant09.local:8123<text:tab/><text:tab/><text:tab/> <text:s/>http://homeassistant10.local:8123</text:span></text:p>
      <text:p text:style-name="P8"/>
      <text:p text:style-name="P2"><text:tab/><text:tab/>powered by<text:tab/><text:tab/><text:tab/><text:tab/><text:tab/> powered by</text:p>
      <text:p text:style-name="P4"><draw:frame draw:style-name="fr1" draw:name="Image1 Copy 6" text:anchor-type="char" svg:x="18.54mm" svg:y="1.01mm" svg:width="38.89mm" svg:height="7.14mm" draw:z-index="10"><draw:image xlink:href="Pictures/10000CC600000F31000002CAB73058E5A2D0C58A.svg" xlink:type="simple" xlink:show="embed" xlink:actuate="onLoad" draw:mime-type="image/svg+xml"/><draw:image xlink:href="Pictures/10000001000000C2000000246B490FFBAD084423.png" xlink:type="simple" xlink:show="embed" xlink:actuate="onLoad" draw:mime-type="image/png"/></draw:frame><draw:frame draw:style-name="fr1" draw:name="Image1 Copy 1 Copy 5" text:anchor-type="char" svg:x="107.07mm" svg:y="1.23mm" svg:width="38.89mm" svg:height="7.14mm" draw:z-index="11"><draw:image xlink:href="Pictures/10000CC600000F31000002CAB73058E5A2D0C58A.svg" xlink:type="simple" xlink:show="embed" xlink:actuate="onLoad" draw:mime-type="image/svg+xml"/><draw:image xlink:href="Pictures/10000001000000C2000000246B490FFBAD084423.png" xlink:type="simple" xlink:show="embed" xlink:actuate="onLoad" draw:mime-type="image/png"/></draw:frame></text:p>
      <text:p text:style-name="P4"/>
      <text:p text:style-name="P6"><text:tab/> <text:s text:c="8"/><text:span text:style-name="T1">leo / passme<text:tab/><text:tab/><text:tab/><text:tab/><text:tab/> <text:s text:c="9"/>leo / passme</text:span></text:p>
      <text:p text:style-name="P3"><text:tab/> <text:span text:style-name="T1">http://homeassistant11.local:8123<text:tab/><text:tab/><text:tab/> <text:s/>http://homeassistant12.local:8123</text:span></text:p>
      <text:p text:style-name="P8"/>
      <text:p text:style-name="P2"><text:tab/><text:tab/>powered by<text:tab/><text:tab/><text:tab/><text:tab/><text:tab/> powered by</text:p>
      <text:p text:style-name="P4"><draw:frame draw:style-name="fr1" draw:name="Image1 Copy 6 Copy 1" text:anchor-type="char" svg:x="18.54mm" svg:y="1.01mm" svg:width="38.89mm" svg:height="7.14mm" draw:z-index="12"><draw:image xlink:href="Pictures/10000CC600000F31000002CAB73058E5A2D0C58A.svg" xlink:type="simple" xlink:show="embed" xlink:actuate="onLoad" draw:mime-type="image/svg+xml"/><draw:image xlink:href="Pictures/10000001000000C2000000246B490FFBAD084423.png" xlink:type="simple" xlink:show="embed" xlink:actuate="onLoad" draw:mime-type="image/png"/></draw:frame><draw:frame draw:style-name="fr1" draw:name="Image1 Copy 1 Copy 5 Copy 1" text:anchor-type="char" svg:x="107.07mm" svg:y="1.23mm" svg:width="38.89mm" svg:height="7.14mm" draw:z-index="13"><draw:image xlink:href="Pictures/10000CC600000F31000002CAB73058E5A2D0C58A.svg" xlink:type="simple" xlink:show="embed" xlink:actuate="onLoad" draw:mime-type="image/svg+xml"/><draw:image xlink:href="Pictures/10000001000000C2000000246B490FFBAD084423.png" xlink:type="simple" xlink:show="embed" xlink:actuate="onLoad" draw:mime-type="image/png"/></draw:frame></text:p>
      <text:p text:style-name="P4"/>
      <text:p text:style-name="P6"><text:tab/> <text:s text:c="8"/><text:span text:style-name="T1">leo / passme<text:tab/><text:tab/><text:tab/><text:tab/><text:tab/> <text:s text:c="9"/>leo / passme</text:span></text:p>
      <text:p text:style-name="P3"><text:tab/> <text:span text:style-name="T1">http://homeassistant1</text:span><text:span text:style-name="T2">3</text:span><text:span text:style-name="T1">.local:8123<text:tab/><text:tab/><text:tab/> <text:s/>http://homeassistant1</text:span><text:span text:style-name="T2">4</text:span><text:span text:style-name="T1">.local:8123</text:span></text:p>
      <text:p text:style-name="P8"/>
      <text:p text:style-name="P2"><text:tab/><text:tab/>powered by<text:tab/><text:tab/><text:tab/><text:tab/><text:tab/> powered by</text:p>
      <text:p text:style-name="P4"><draw:frame draw:style-name="fr1" draw:name="Image1 Copy 6 Copy 2" text:anchor-type="char" svg:x="18.54mm" svg:y="1.01mm" svg:width="38.89mm" svg:height="7.14mm" draw:z-index="14"><draw:image xlink:href="Pictures/10000CC600000F31000002CAB73058E5A2D0C58A.svg" xlink:type="simple" xlink:show="embed" xlink:actuate="onLoad" draw:mime-type="image/svg+xml"/><draw:image xlink:href="Pictures/10000001000000C2000000246B490FFBAD084423.png" xlink:type="simple" xlink:show="embed" xlink:actuate="onLoad" draw:mime-type="image/png"/></draw:frame><draw:frame draw:style-name="fr1" draw:name="Image1 Copy 1 Copy 5 Copy 2" text:anchor-type="char" svg:x="107.07mm" svg:y="1.23mm" svg:width="38.89mm" svg:height="7.14mm" draw:z-index="15"><draw:image xlink:href="Pictures/10000CC600000F31000002CAB73058E5A2D0C58A.svg" xlink:type="simple" xlink:show="embed" xlink:actuate="onLoad" draw:mime-type="image/svg+xml"/><draw:image xlink:href="Pictures/10000001000000C2000000246B490FFBAD084423.png" xlink:type="simple" xlink:show="embed" xlink:actuate="onLoad" draw:mime-type="image/png"/></draw:frame></text:p>
      <text:p text:style-name="P4"/>
      <text:p text:style-name="P6"><text:tab/> <text:s text:c="9"/><text:span text:style-name="T1">leo / passme<text:tab/><text:tab/><text:tab/><text:tab/><text:tab/> <text:s text:c="9"/>leo / passme</text:span></text:p>
      <text:p text:style-name="P7"><text:tab/> <text:span text:style-name="T1">http://homeassistant1</text:span><text:span text:style-name="T2">5</text:span><text:span text:style-name="T1">.local:8123<text:tab/><text:tab/><text:tab/>http://homeassistant <text:s text:c="3"/>.local:8123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A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5:05:05.811201677</meta:creation-date>
    <dc:date>2023-02-18T21:30:17.968131871</dc:date>
    <meta:editing-duration>PT18M2S</meta:editing-duration>
    <meta:editing-cycles>4</meta:editing-cycles>
    <meta:generator>LibreOffice/7.4.5.1$MacOSX_AARCH64 LibreOffice_project/9c0871452b3918c1019dde9bfac75448afc4b57f</meta:generator>
    <meta:document-statistic meta:table-count="0" meta:image-count="16" meta:object-count="0" meta:page-count="1" meta:paragraph-count="24" meta:word-count="97" meta:character-count="1201" meta:non-whitespace-character-count="830"/>
  </office:meta>
</office:document-meta>
</file>